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00%"/>
      <style:text-properties fo:color="#a1a100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00%" style:page-number="auto"/>
      <style:text-properties fo:color="#a1a100" fo:font-size="11pt" fo:language="en" fo:country="none" fo:font-weight="bold" style:font-size-asian="11pt" style:font-weight-asian="bold" style:font-size-complex="11pt" style:font-weight-complex="bold"/>
    </style:style>
    <style:style style:name="T1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P1; KM2 - yeah, of cour2e there'2 no room, iit wa2 kiind of a moroniic iinviitatiion two be hone2t.</text:p>
      <text:p text:style-name="P1">al2o let'2 get real, thii2 horn piile ii2n't comfortable at all, ii've got hard metal edge2 jabbiing me everywhere, and iit'2 lumpy a2 hell, and you can't move a fuckiing iinch wiithout honkiing the 2hiit out of iit and makiing everyone iin the room look at you.</text:p>
      <text:p text:style-name="P1">what iidiiot thought thii2 wa2 the iideal thiing two chiill out on, oh that'2 riight, a braiindead clown who eat2 toxiic 2liime.</text:p>
      <text:p text:style-name="P1">you probably liike iit becau2e iit'2 like a coral reed or 2ome horriible jagged underwater piile of 2hiit liike that.</text:p>
      <text:p text:style-name="P1">ff come on we we're haviing a priivate conver2atiion here.</text:p>
      <text:p text:style-name="P1">2iiiigh, HOLY 2HiiT, ye2 let'2 talk about all my problem2 openly, ii LOVE that, hey kk, check thii2 out, my emotiion2 are 2erviing a2 entertaiinment agaiin!</text:p>
      <text:p text:style-name="P1">anyway, yeah, now that aa ii2 gone forever ii feel more depre22ed and u2ele22 than u2ual, and ii wa2 already pretty cod damn u2ele22 two begiin wiith, let'2 face iit.</text:p>
      <text:p text:style-name="P1">you are 2o riidiiculou2ly optiimii2tiic iit'2 kiind of 2iickeniing, why do you even put up wiith me?</text:p>
      <text:p text:style-name="P1">iif you weren't 2o great ii would thiink you were a fuckiing iidiiot for liikiing me.</text:p>
      <text:p text:style-name="P1">2o, ii gue22 thank2 for liikiing me?</text:p>
      <text:p text:style-name="P1">waiit, that 2ounded 2o pathetiic, oh god. ii 2hould probably take that back.</text:p>
      <text:p text:style-name="P1">KANAYA WHAT THE FUCK ARE YOU 2TIILL DOIING HERE, GOD DAMN IIT, CAN'T A GUY GET A LIITLE GLUBBIING PRIIVACY WITH A FII2H GIIRL IIN A PIILE OF HORN2.</text:p>
      <text:p text:style-name="P1">_</text:p>
      <text:p text:style-name="P1">FP2; KV6 - THANK you.</text:p>
      <text:p text:style-name="P1">kk you are a true friiend.</text:p>
      <text:p text:style-name="P1">ehehehheheheheheh, yeah.</text:p>
      <text:p text:style-name="P1">ii dunno man, ii have heard nary a honk out of hiim for a whiile.</text:p>
      <text:p text:style-name="P1">_</text:p>
      <text:p text:style-name="P1">FP3; EA1 - oh God, iit'2 hiim.</text:p>
      <text:p text:style-name="P1">ff can you tell hiim two go away, ii don't even have the energy <text:soft-page-break/>for thii2.</text:p>
      <text:p text:style-name="P1">w/e bro, not iintere2ted.</text:p>
      <text:p text:style-name="P1">thii2 ii2 the mo2t hiilariiou2 thiing ii've ever heard, he made of of hii2 2hiitty fake wand2 glow a little and now he thiink2 he'2 a fairy god troll or 2omething, lmao!</text:p>
      <text:p text:style-name="P1">AHAHAHAHA, ok that'2 it, he'2 lo2t iit.</text:p>
      <text:p text:style-name="P1">2he'2 riight, man. can't beliieve thii2, ii wa2 lookiing forward two a nap two.</text:p>
      <text:p text:style-name="P1">ii 2hould have kiilled you on lobaf when ii had the chance.</text:p>
      <text:p text:style-name="P1">oh well, gue22 iit'2 only fiittiing ii'd take you down iin ROUND TWO.</text:p>
      <text:p text:style-name="P1">you ready, priince?</text:p>
      <text:p text:style-name="P1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28" meta:word-count="395" meta:character-count="2133"/>
    <meta:generator>OpenOffice/4.1.2$Win32 OpenOffice.org_project/412m3$Build-9782</meta:generator>
  </office:meta>
</office:document-meta>
</file>